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text-properties style:font-name="Calibri" style:font-name-complex="Calibri"/>
    </style:style>
    <style:style style:name="P3" style:parent-style-name="Normal" style:family="paragraph">
      <style:text-properties style:font-name="Calibri" style:font-name-complex="Calibri"/>
    </style:style>
    <style:style style:name="T4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style:font-name="Calibri" style:font-name-complex="Calibri"/>
    </style:style>
    <style:style style:name="T6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7" style:parent-style-name="Policepardéfaut" style:family="text">
      <style:text-properties style:font-name="Calibri" style:font-name-complex="Calibri"/>
    </style:style>
    <style:style style:name="T8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9" style:parent-style-name="Policepardéfaut" style:family="text">
      <style:text-properties style:font-name="Calibri" style:font-name-complex="Calibri"/>
    </style:style>
    <style:style style:name="T10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style:font-name="Calibri" style:font-name-complex="Calibri"/>
    </style:style>
    <style:style style:name="T12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13" style:parent-style-name="Policepardéfaut" style:family="text">
      <style:text-properties style:font-name="Calibri" style:font-name-complex="Calibri"/>
    </style:style>
    <style:style style:name="T14" style:parent-style-name="hljs-title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15" style:parent-style-name="hljs-title" style:family="text">
      <style:text-properties style:font-name="Calibri" style:font-name-complex="Calibri"/>
    </style:style>
    <style:style style:name="T16" style:parent-style-name="Policepardéfaut" style:family="text">
      <style:text-properties style:font-name="Calibri" style:font-name-complex="Calibri"/>
    </style:style>
    <style:style style:name="T17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18" style:parent-style-name="Policepardéfaut" style:family="text">
      <style:text-properties style:font-name="Calibri" style:font-name-complex="Calibri"/>
    </style:style>
    <style:style style:name="T19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20" style:parent-style-name="Policepardéfaut" style:family="text">
      <style:text-properties style:font-name="Calibri" style:font-name-complex="Calibri"/>
    </style:style>
    <style:style style:name="T21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22" style:parent-style-name="Policepardéfaut" style:family="text">
      <style:text-properties style:font-name="Calibri" style:font-name-complex="Calibri"/>
    </style:style>
    <style:style style:name="T23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 fo:language="en" fo:country="GB"/>
    </style:style>
    <style:style style:name="T24" style:parent-style-name="Policepardéfaut" style:family="text">
      <style:text-properties style:font-name="Calibri" style:font-name-complex="Calibri" fo:language="en" fo:country="GB"/>
    </style:style>
    <style:style style:name="T25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 fo:language="en" fo:country="GB"/>
    </style:style>
    <style:style style:name="T26" style:parent-style-name="Policepardéfaut" style:family="text">
      <style:text-properties style:font-name="Calibri" style:font-name-complex="Calibri" fo:language="en" fo:country="GB"/>
    </style:style>
    <style:style style:name="T27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28" style:parent-style-name="Policepardéfaut" style:family="text">
      <style:text-properties style:font-name="Calibri" style:font-name-complex="Calibri"/>
    </style:style>
    <style:style style:name="T29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30" style:parent-style-name="Policepardéfaut" style:family="text">
      <style:text-properties style:font-name="Calibri" style:font-name-complex="Calibri"/>
    </style:style>
    <style:style style:name="T31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32" style:parent-style-name="Policepardéfaut" style:family="text">
      <style:text-properties style:font-name="Calibri" style:font-name-complex="Calibri"/>
    </style:style>
    <style:style style:name="T33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34" style:parent-style-name="Policepardéfaut" style:family="text">
      <style:text-properties style:font-name="Calibri" style:font-name-complex="Calibri"/>
    </style:style>
    <style:style style:name="T35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36" style:parent-style-name="Policepardéfaut" style:family="text">
      <style:text-properties style:font-name="Calibri" style:font-name-complex="Calibri"/>
    </style:style>
    <style:style style:name="T37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38" style:parent-style-name="Policepardéfaut" style:family="text">
      <style:text-properties style:font-name="Calibri" style:font-name-complex="Calibri"/>
    </style:style>
    <style:style style:name="T39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40" style:parent-style-name="Policepardéfaut" style:family="text">
      <style:text-properties style:font-name="Calibri" style:font-name-complex="Calibri"/>
    </style:style>
    <style:style style:name="T41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42" style:parent-style-name="Policepardéfaut" style:family="text">
      <style:text-properties style:font-name="Calibri" style:font-name-complex="Calibri"/>
    </style:style>
    <style:style style:name="T43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44" style:parent-style-name="Policepardéfaut" style:family="text">
      <style:text-properties style:font-name="Calibri" style:font-name-complex="Calibri"/>
    </style:style>
    <style:style style:name="T45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46" style:parent-style-name="Policepardéfaut" style:family="text">
      <style:text-properties style:font-name="Calibri" style:font-name-complex="Calibri"/>
    </style:style>
    <style:style style:name="T47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48" style:parent-style-name="Policepardéfaut" style:family="text">
      <style:text-properties style:font-name="Calibri" style:font-name-complex="Calibri"/>
    </style:style>
    <style:style style:name="T49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50" style:parent-style-name="Policepardéfaut" style:family="text">
      <style:text-properties style:font-name="Calibri" style:font-name-complex="Calibri"/>
    </style:style>
    <style:style style:name="T51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52" style:parent-style-name="Policepardéfaut" style:family="text">
      <style:text-properties style:font-name="Calibri" style:font-name-complex="Calibri"/>
    </style:style>
    <style:style style:name="T53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54" style:parent-style-name="Policepardéfaut" style:family="text">
      <style:text-properties style:font-name="Calibri" style:font-name-complex="Calibri"/>
    </style:style>
    <style:style style:name="T55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56" style:parent-style-name="Policepardéfaut" style:family="text">
      <style:text-properties style:font-name="Calibri" style:font-name-complex="Calibri"/>
    </style:style>
    <style:style style:name="T57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58" style:parent-style-name="Policepardéfaut" style:family="text">
      <style:text-properties style:font-name="Calibri" style:font-name-complex="Calibri"/>
    </style:style>
    <style:style style:name="T59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60" style:parent-style-name="Policepardéfaut" style:family="text">
      <style:text-properties style:font-name="Calibri" style:font-name-complex="Calibri"/>
    </style:style>
    <style:style style:name="T61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62" style:parent-style-name="Policepardéfaut" style:family="text">
      <style:text-properties style:font-name="Calibri" style:font-name-complex="Calibri"/>
    </style:style>
    <style:style style:name="T63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64" style:parent-style-name="Policepardéfaut" style:family="text">
      <style:text-properties style:font-name="Calibri" style:font-name-complex="Calibri"/>
    </style:style>
    <style:style style:name="T65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66" style:parent-style-name="Policepardéfaut" style:family="text">
      <style:text-properties style:font-name="Calibri" style:font-name-complex="Calibri"/>
    </style:style>
    <style:style style:name="T67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68" style:parent-style-name="Policepardéfaut" style:family="text">
      <style:text-properties style:font-name="Calibri" style:font-name-complex="Calibri"/>
    </style:style>
    <style:style style:name="T69" style:parent-style-name="CodeHTML" style:family="text">
      <style:text-properties style:font-name="Calibri" style:font-name-asian="Calibri" style:font-name-complex="Calibri" fo:font-size="11pt" style:font-size-asian="11pt" style:font-size-complex="11pt"/>
    </style:style>
    <style:style style:name="T70" style:parent-style-name="Policepardéfaut" style:family="text">
      <style:text-properties style:font-name="Calibri" style:font-name-complex="Calibri"/>
    </style:style>
    <style:style style:name="T71" style:parent-style-name="CodeHTML" style:family="text">
      <style:text-properties style:font-name="Calibri" style:font-name-asian="Calibri" style:font-name-complex="Calibri" fo:font-size="11pt" style:font-size-asian="11pt" style:font-size-complex="11pt"/>
    </style:style>
    <style:style style:name="T72" style:parent-style-name="Policepardéfaut" style:family="text">
      <style:text-properties style:font-name="Calibri" style:font-name-complex="Calibri"/>
    </style:style>
    <style:style style:name="T73" style:parent-style-name="CodeHTML" style:family="text">
      <style:text-properties style:font-name="Calibri" style:font-name-asian="Calibri" style:font-name-complex="Calibri" fo:font-size="11pt" style:font-size-asian="11pt" style:font-size-complex="11pt"/>
    </style:style>
    <style:style style:name="T74" style:parent-style-name="CodeHTML" style:family="text">
      <style:text-properties style:font-name="Calibri" style:font-name-asian="Calibri" style:font-name-complex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T75" style:parent-style-name="Policepardéfaut" style:family="text">
      <style:text-properties style:font-name="Calibri" style:font-name-complex="Calibri"/>
    </style:style>
    <style:style style:name="T76" style:parent-style-name="CodeHTML" style:family="text">
      <style:text-properties style:font-name="Calibri" style:font-name-asian="Calibri" style:font-name-complex="Calibri" fo:font-size="11pt" style:font-size-asian="11pt" style:font-size-complex="11pt"/>
    </style:style>
    <style:style style:name="T77" style:parent-style-name="Policepardéfaut" style:family="text">
      <style:text-properties style:font-name="Calibri" style:font-name-complex="Calibri"/>
    </style:style>
    <style:style style:name="T78" style:parent-style-name="CodeHTML" style:family="text">
      <style:text-properties style:font-name="Calibri" style:font-name-asian="Calibri" style:font-name-complex="Calibri" fo:font-size="11pt" style:font-size-asian="11pt" style:font-size-complex="11pt"/>
    </style:style>
    <style:style style:name="T79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80" style:parent-style-name="Policepardéfaut" style:family="text">
      <style:text-properties style:font-name="Calibri" style:font-name-complex="Calibri"/>
    </style:style>
    <style:style style:name="T81" style:parent-style-name="CodeHTML" style:family="text">
      <style:text-properties style:font-name="Calibri" style:font-name-asian="Calibri" style:font-name-complex="Calibri" fo:font-size="11pt" style:font-size-asian="11pt" style:font-size-complex="11pt"/>
    </style:style>
    <style:style style:name="T82" style:parent-style-name="Policepardéfaut" style:family="text">
      <style:text-properties style:font-name="Calibri" style:font-name-complex="Calibri"/>
    </style:style>
    <style:style style:name="T83" style:parent-style-name="CodeHTML" style:family="text">
      <style:text-properties style:font-name="Calibri" style:font-name-asian="Calibri" style:font-name-complex="Calibri" fo:font-size="11pt" style:font-size-asian="11pt" style:font-size-complex="11pt"/>
    </style:style>
    <style:style style:name="T84" style:parent-style-name="Policepardéfaut" style:family="text">
      <style:text-properties style:font-name="Calibri" style:font-name-complex="Calibri"/>
    </style:style>
    <style:style style:name="T85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86" style:parent-style-name="Policepardéfaut" style:family="text">
      <style:text-properties style:font-name="Calibri" style:font-name-complex="Calibri"/>
    </style:style>
    <style:style style:name="T87" style:parent-style-name="CodeHTML" style:family="text">
      <style:text-properties style:font-name="Calibri" style:font-name-asian="Calibri" style:font-name-complex="Calibri" fo:font-size="11pt" style:font-size-asian="11pt" style:font-size-complex="11pt"/>
    </style:style>
    <style:style style:name="T88" style:parent-style-name="Policepardéfaut" style:family="text">
      <style:text-properties style:font-name="Calibri" style:font-name-complex="Calibri"/>
    </style:style>
    <style:style style:name="T89" style:parent-style-name="CodeHTML" style:family="text">
      <style:text-properties style:font-name="Calibri" style:font-name-asian="Calibri" style:font-name-complex="Calibri" fo:font-size="11pt" style:font-size-asian="11pt" style:font-size-complex="11pt"/>
    </style:style>
    <style:style style:name="T90" style:parent-style-name="Policepardéfaut" style:family="text">
      <style:text-properties style:font-name="Calibri" style:font-name-complex="Calibri"/>
    </style:style>
    <style:style style:name="T91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92" style:parent-style-name="Policepardéfaut" style:family="text">
      <style:text-properties style:font-name="Calibri" style:font-name-complex="Calibri"/>
    </style:style>
    <style:style style:name="T93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 fo:language="en" fo:country="GB"/>
    </style:style>
    <style:style style:name="T94" style:parent-style-name="Policepardéfaut" style:family="text">
      <style:text-properties style:font-name="Calibri" style:font-name-complex="Calibri" fo:language="en" fo:country="GB"/>
    </style:style>
    <style:style style:name="T95" style:parent-style-name="Policepardéfaut" style:family="text">
      <style:text-properties style:font-name="Calibri" style:font-name-complex="Calibri"/>
    </style:style>
    <style:style style:name="T96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97" style:parent-style-name="Policepardéfaut" style:family="text">
      <style:text-properties style:font-name="Calibri" style:font-name-complex="Calibri"/>
    </style:style>
    <style:style style:name="T98" style:parent-style-name="Policepardéfau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99" style:parent-style-name="Policepardéfaut" style:family="text">
      <style:text-properties style:font-name="Calibri" style:font-name-complex="Calibri"/>
    </style:style>
  </office:automatic-styles>
  <office:body>
    <office:text text:use-soft-page-breaks="true">
      <text:p text:style-name="P1">Fonctions usual.py</text:p>
      <text:p text:style-name="P2"/>
      <text:p text:style-name="P3"/>
      <text:p text:style-name="Normal"><text:span text:style-name="T4">Amplifiers</text:span><text:span text:style-name="T5"> : Amplificateur de puissance d’un signal</text:span></text:p>
      <text:p text:style-name="Normal"><text:span text:style-name="T6">Power_mean</text:span><text:span text:style-name="T7"> : puissance moyenne du signal</text:span></text:p>
      <text:p text:style-name="Normal"><text:span text:style-name="T8">Xcorr</text:span><text:span text:style-name="T9"> : retourne la corrélation de deux signaux discrets dans le temps</text:span></text:p>
      <text:p text:style-name="Normal"><text:span text:style-name="T10">CoverI</text:span><text:span text:style-name="T11"> : Rapport signal sur bruit entre le signal d’entrée et le signal de sortie démodulé</text:span></text:p>
      <text:p text:style-name="Normal"><text:span text:style-name="T12">Sample</text:span><text:span text:style-name="T13"> : Permet d'échantillonner un code GPS à une fréquence d'échantillonnage</text:span></text:p>
      <text:p text:style-name="Normal"><text:span text:style-name="T14">root_raised_cos :</text:span><text:span text:style-name="T15"><text:s/></text:span><text:span text:style-name="T16">génère la réponse impulsionnelle d'un filtre en cosinus surélevé</text:span></text:p>
      <text:p text:style-name="Normal"><text:span text:style-name="T17">upsample</text:span><text:span text:style-name="T18"> : suréchantillonne le vecteur. <text:s/>upsample([5,5,5],3) -&gt; [5,0,0,5,0,0,5,0,0]</text:span></text:p>
      <text:p text:style-name="Normal"><text:span text:style-name="T19">downsample</text:span><text:span text:style-name="T20"> : fait l’inverse</text:span></text:p>
      <text:p text:style-name="Normal"><text:span text:style-name="T21">CW :</text:span><text:span text:style-name="T22"><text:s/>génère un signal sinusoïdal continu</text:span></text:p>
      <text:p text:style-name="Normal"><text:span text:style-name="T23">Qpsk :<text:s/></text:span><text:span text:style-name="T24">creation d’un signal QPSK</text:span></text:p>
      <text:p text:style-name="Normal"><text:span text:style-name="T25">Bpsk :</text:span><text:span text:style-name="T26"><text:s/>creation d’un signal BPSK</text:span></text:p>
      <text:p text:style-name="Normal"><text:span text:style-name="T27">Psk8</text:span><text:span text:style-name="T28"><text:s/>: Création d’un signal 8-PSK</text:span></text:p>
      <text:p text:style-name="Normal"><text:span text:style-name="T29">16apsk</text:span><text:span text:style-name="T30"> : Création d’un signal 16-APSK</text:span></text:p>
      <text:p text:style-name="Normal"><text:span text:style-name="T31">Apsk32</text:span><text:span text:style-name="T32"> : Création d’un signal 32-APSK</text:span></text:p>
      <text:p text:style-name="Normal"><text:span text:style-name="T33">L1_Signal :</text:span><text:span text:style-name="T34"><text:s/>générer un signal L1 SBAS</text:span></text:p>
      <text:p text:style-name="Normal"><text:span text:style-name="T35">L5_signal :</text:span><text:span text:style-name="T36"><text:s/>générer un signal L5 SBAS</text:span></text:p>
      <text:p text:style-name="Normal"><text:span text:style-name="T37">frequency_offset :</text:span><text:span text:style-name="T38"><text:s/>applique un décalage de fréquence à un signal d'entrée en multipliant chaque échantillon du signal par une exponentielle complexe</text:span></text:p>
      <text:p text:style-name="Normal"><text:span text:style-name="T39">normailzed :</text:span><text:span text:style-name="T40"><text:s/>normaliser un signal par la racine de la puissance moyenne (norme euclidienne)</text:span></text:p>
      <text:p text:style-name="Normal"><text:span text:style-name="T41">M2M4</text:span><text:span text:style-name="T42"> : estimer le SNR en utilisant les moments d'ordre 2 (M2) et d'ordre 4 (M4)</text:span></text:p>
      <text:p text:style-name="Normal"><text:span text:style-name="T43">Plot_IQ :</text:span><text:span text:style-name="T44"> prend un signal complexe en entrée, extrait les symboles de ce signal, et affiche le diagramme de constellation I/Q.</text:span></text:p>
      <text:p text:style-name="Normal"><text:span text:style-name="T45">Plot_IQ_symbols :</text:span><text:span text:style-name="T46"><text:s/>prend directement une liste de symboles complexes en entrée (sans nécessité de traitement supplémentaire comme l'extraction de symboles d'un signal), et affiche le diagramme de constellation I/Q basé sur ces symboles.</text:span></text:p>
      <text:p text:style-name="Normal"><text:span text:style-name="T47">Quantizer </text:span><text:span text:style-name="T48">: effectue une opération de quantification simple</text:span></text:p>
      <text:p text:style-name="Normal"><text:span text:style-name="T49">ADC</text:span><text:span text:style-name="T50"> : simule un adc</text:span></text:p>
      <text:p text:style-name="Normal"><text:span text:style-name="T51">DAC</text:span><text:span text:style-name="T52"> : simule un dac</text:span></text:p>
      <text:p text:style-name="Normal"><text:span text:style-name="T53">Calculate_evm</text:span><text:span text:style-name="T54"> : retourne l’evm entre deux signaux</text:span></text:p>
      <text:soft-page-break/>
      <text:p text:style-name="Normal"><text:span text:style-name="T55">Pwelch</text:span><text:span text:style-name="T56"> : utilise la méthode Welch pour estimer la densité spectrale de puissance (PSD) d'un signal en entrée</text:span></text:p>
      <text:p text:style-name="Normal"><text:span text:style-name="T57">Create_awgn :</text:span><text:span text:style-name="T58"><text:s/>créer un bruit awgn</text:span></text:p>
      <text:p text:style-name="Normal"><text:span text:style-name="T59">add_awgn_to_complex_signal</text:span><text:span text:style-name="T60"> : ajoute un bruit AWGN à un signal complexe d'entrée</text:span></text:p>
      <text:p text:style-name="Normal"><text:span text:style-name="T61">add_phase_noise</text:span><text:span text:style-name="T62"> : permet d'ajouter du bruit de phase à un signal complexe d'entrée</text:span></text:p>
      <text:p text:style-name="Normal"><text:span text:style-name="T63">rref</text:span><text:span text:style-name="T64"> : calculer une certaine forme de fonction de répartition inverse complémentaire d'erreur (erfc)</text:span></text:p>
      <text:p text:style-name="Normal"><text:span text:style-name="T65">npr_coef :</text:span><text:span text:style-name="T66"><text:s/>génère des coefficients de filtre pour un banc de filtres près de la reconstruction parfaite (NPR)</text:span></text:p>
      <text:p text:style-name="Normal"><text:span text:style-name="T67">padding</text:span><text:span text:style-name="T68"> : prend en entrée un signal<text:s/></text:span><text:span text:style-name="T69">signal_in</text:span><text:span text:style-name="T70"><text:s/>et un nombre de tampons<text:s/></text:span><text:span text:style-name="T71">pad_number</text:span><text:span text:style-name="T72">, puis retourne le signal d'entrée avec un rembourrage jusqu'au multiple le plus proche de<text:s/></text:span><text:span text:style-name="T73">pad_number</text:span></text:p>
      <text:p text:style-name="Normal"><text:span text:style-name="T74">npr_analysis :</text:span><text:span text:style-name="T75"><text:s/>effectue l'analyse d'un signal d'entrée<text:s/></text:span><text:span text:style-name="T76">x</text:span><text:span text:style-name="T77"><text:s/>en utilisant un filtre bancaire près de la reconstruction parfaite défini par les coefficients<text:s/></text:span><text:span text:style-name="T78">coeff</text:span></text:p>
      <text:p text:style-name="Normal"><text:span text:style-name="T79">npr_synthesis :</text:span><text:span text:style-name="T80"><text:s/>permet de synthétiser un signal transitoire<text:s/></text:span><text:span text:style-name="T81">x</text:span><text:span text:style-name="T82"><text:s/>à partir de plusieurs transitoires de canal stockés dans<text:s/></text:span><text:span text:style-name="T83">y</text:span><text:span text:style-name="T84">, en utilisant un filtre bancaire près de la reconstruction parfaite</text:span></text:p>
      <text:p text:style-name="Normal"><text:span text:style-name="T85">demodulator_data_aided :</text:span><text:span text:style-name="T86"><text:s/>traiter un signal reçu (</text:span><text:span text:style-name="T87">signal_in</text:span><text:span text:style-name="T88">) par rapport à un signal de référence (</text:span><text:span text:style-name="T89">signal_ref</text:span><text:span text:style-name="T90">) afin d'extraire des informations utiles.</text:span></text:p>
      <text:p text:style-name="Normal"><text:span text:style-name="T91">demodulator_non_data_aided :</text:span><text:span text:style-name="T92"><text:s/>démodulateur non assisté par les données conçu spécifiquement pour les modulations QPSK et 8PSK. Ce type de démodulateur cherche à optimiser le rapport signal sur bruit (SNR) en explorant différents retards pour le signal reçu.</text:span></text:p>
      <text:p text:style-name="Normal"><text:span text:style-name="T93">PAPR :</text:span><text:span text:style-name="T94"><text:s/>calcule le Peak to Average Power Ratio.<text:s/></text:span><text:span text:style-name="T95">Évaluer l'amplitude des crêtes par rapport à l'amplitude moyenne du signal.</text:span></text:p>
      <text:p text:style-name="Normal"><text:span text:style-name="T96">EVM :</text:span><text:span text:style-name="T97"><text:s/>calcule l’evm en fonction du PAPR et du SNR.</text:span></text:p>
      <text:p text:style-name="Normal"><text:span text:style-name="T98">ZOH :</text:span><text:span text:style-name="T99"><text:s/>implémente une technique de Zero Order Hold</text:span><text:s/>(Ce terme est utilisé dans le contexte des systèmes d'échantillonnage et de maintien (sample and hold) en ingénierie des systèmes et du signal. Un "zero-order hold" est un dispositif électronique qui maintient la valeur d'un signal constant entre deux échantillons successifs. Cela est souvent utilisé dans la conversion analogique-numérique (ADC) pour maintenir le niveau de tension d'entrée pendant la durée d'un intervalle d'échantillonnage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hljs-title" style:display-name="hljs-title" style:family="text" style:parent-style-name="Policepardéfaut"/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van Bourlatchka</meta:initial-creator>
    <dc:creator>Ivan Bourlatchka</dc:creator>
    <meta:creation-date>2024-06-19T07:20:00Z</meta:creation-date>
    <dc:date>2024-06-19T11:49:00Z</dc:date>
    <meta:template xlink:href="Normal.dotm" xlink:type="simple"/>
    <meta:editing-cycles>11</meta:editing-cycles>
    <meta:editing-duration>PT7860S</meta:editing-duration>
    <meta:document-statistic meta:page-count="2" meta:paragraph-count="7" meta:word-count="584" meta:character-count="3794" meta:row-count="26" meta:non-whitespace-character-count="3217"/>
  </office:meta>
</office:document-meta>
</file>